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11in"/>
    </style:style>
    <style:style style:name="co4" style:family="table-column">
      <style:table-column-properties fo:break-before="auto" style:column-width="0.5602in"/>
    </style:style>
    <style:style style:name="co5" style:family="table-column">
      <style:table-column-properties fo:break-before="auto" style:column-width="0.4752in"/>
    </style:style>
    <style:style style:name="co6" style:family="table-column">
      <style:table-column-properties fo:break-before="auto" style:column-width="0.5283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5.9429in"/>
    </style:style>
    <style:style style:name="co9" style:family="table-column">
      <style:table-column-properties fo:break-before="auto" style:column-width="0.5819in"/>
    </style:style>
    <style:style style:name="co10" style:family="table-column">
      <style:table-column-properties fo:break-before="auto" style:column-width="1.3756in"/>
    </style:style>
    <style:style style:name="co11" style:family="table-column">
      <style:table-column-properties fo:break-before="auto" style:column-width="5.4819in"/>
    </style:style>
    <style:style style:name="co12" style:family="table-column">
      <style:table-column-properties fo:break-before="auto" style:column-width="1.472in"/>
    </style:style>
    <style:style style:name="co13" style:family="table-column">
      <style:table-column-properties fo:break-before="auto" style:column-width="0.7429in"/>
    </style:style>
    <style:style style:name="co14" style:family="table-column">
      <style:table-column-properties fo:break-before="auto" style:column-width="5.7398in"/>
    </style:style>
    <style:style style:name="co15" style:family="table-column">
      <style:table-column-properties fo:break-before="auto" style:column-width="1.4181in"/>
    </style:style>
    <style:style style:name="co16" style:family="table-column">
      <style:table-column-properties fo:break-before="auto" style:column-width="5.4283in"/>
    </style:style>
    <style:style style:name="co17" style:family="table-column">
      <style:table-column-properties fo:break-before="auto" style:column-width="1.3646in"/>
    </style:style>
    <style:style style:name="co18" style:family="table-column">
      <style:table-column-properties fo:break-before="auto" style:column-width="5.2673in"/>
    </style:style>
    <style:style style:name="co19" style:family="table-column">
      <style:table-column-properties fo:break-before="auto" style:column-width="1.4291in"/>
    </style:style>
    <style:style style:name="co20" style:family="table-column">
      <style:table-column-properties fo:break-before="auto" style:column-width="5.1709in"/>
    </style:style>
    <style:style style:name="co21" style:family="table-column">
      <style:table-column-properties fo:break-before="auto" style:column-width="1.5898in"/>
    </style:style>
    <style:style style:name="co22" style:family="table-column">
      <style:table-column-properties fo:break-before="auto" style:column-width="5.0528in"/>
    </style:style>
    <style:style style:name="co23" style:family="table-column">
      <style:table-column-properties fo:break-before="auto" style:column-width="1.3327in"/>
    </style:style>
    <style:style style:name="co24" style:family="table-column">
      <style:table-column-properties fo:break-before="auto" style:column-width="4.1953in"/>
    </style:style>
    <style:style style:name="co25" style:family="table-column">
      <style:table-column-properties fo:break-before="auto" style:column-width="5.8465in"/>
    </style:style>
    <style:style style:name="co26" style:family="table-column">
      <style:table-column-properties fo:break-before="auto" style:column-width="1.5472in"/>
    </style:style>
    <style:style style:name="co27" style:family="table-column">
      <style:table-column-properties fo:break-before="auto" style:column-width="5.9in"/>
    </style:style>
    <style:style style:name="co28" style:family="table-column">
      <style:table-column-properties fo:break-before="auto" style:column-width="1.3429in"/>
    </style:style>
    <style:style style:name="co29" style:family="table-column">
      <style:table-column-properties fo:break-before="auto" style:column-width="0.4638in"/>
    </style:style>
    <style:style style:name="co30" style:family="table-column">
      <style:table-column-properties fo:break-before="auto" style:column-width="4.1417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start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All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Alexstrasz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et a hero's remaining Health to 15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aron Geddo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LL other character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Baron Rivend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minions trigger their Deathrattles twice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lingtron 3000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Equip a random weapon for each player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loodmage Thalno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Spell Damage +1, Deathrattle: Draw a car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airne Bloodhoof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a 4/5 Baine Bloodhoof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aptain Greenskin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Give your weapon +1/+1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Deathwing</text:p>
          </table:table-cell>
          <table:table-cell office:value-type="string" calcext:value-type="string">
            <text:p>Dragon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Battlecry: Destroy all other minions and discard your han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Dr. Boo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Summon two 1/1 Boom Bots. WARNING: Bots may explode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Elite Tauren Chieftain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both players the power to ROCK! (with a Power Chord car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Feuge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If Stalagg also died this game, summon Thaddiu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Foe Reaper 4000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so damages the minions next to whomever he attack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Gazlow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you cast a 1-mana spell, add a random Mech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elbin Mekkatorque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Summon an AWESOME inventi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Gruul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At the end of each turn, gain +1/+1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arrison Jones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stroy your opponent's weapon and draw cards equal to its Durabilit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emet Nesingw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stroy a Beas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Hogg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At the end of your turn, summon a 2/2 Gnoll with Taun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Illidan Stormrage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play a card, summon a 2/1 Flame of Azzinoth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Kel'Thuza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t the end of each turn, summon all friendly minions that died this tur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King Mukl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ive your opponent 2 Banana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eeroy Jenkins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, Battlecry: Summon two 1/1 Whelps for your oppone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Loatheb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Enemy spells cost (5) more next tur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orewalker Cho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player casts a spell, put a copy into the other player's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Maexxna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ygos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ell Damage +5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ekgineer Thermaplugg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n enemy minion dies, summon a Leper Gnome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illhouse Manastorm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Enemy spells cost (0) next tur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imiron's Head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if you have at least 3 Mechs, destroy them all and form V-07-TR-O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ogor the Ogr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l minions have a 50% chance to attack the wrong enem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r. Bigglesworth</text:p>
          </table:table-cell>
          <table:table-cell office:value-type="string" calcext:value-type="string">
            <text:p>Beast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his is Kel'Thuzad's kitty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at Pagl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you have a 50% chance to draw an extra car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ozdormu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layers only have 15 seconds to take their turn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Old Murk Eye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, Has +1 Attack for each other Murloc on the battlefield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Onyxi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Battlecry: Summon 1/1 Whelps until your side of the battlefield is full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Ragnaros the Firelord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Can't Attack. At the end of your turn, deal 8 damage to a random enemy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Stalagg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If Feugen also died this game, summon Thaddius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Sneed's Old Shredder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random legendary minio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Sylvanas Windrunn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Take control of a random enemy minion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he Beast</text:p>
          </table:table-cell>
          <table:table-cell office:value-type="string" calcext:value-type="string">
            <text:p>Beast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ummon a 3/3 Finkle Einhorn for your opponen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he Black Knigh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n enemy minion with taunt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inkmaster Overspark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Transform another random minion into a 5/5 Devilsaur or a 1/1 Squirrel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oshle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 and Deathrattle: Add a Spare Part card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Troggzor the Earthinato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Whenever your opponent casts a spell, summon a Burly Rockjaw Trogg.</text:p>
          </table:table-cell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Ysera</text:p>
          </table:table-cell>
          <table:table-cell office:value-type="string" calcext:value-type="string">
            <text:p>Dragon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t the end of your turn, draw a Dream car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ig Game Hun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inion with an Attack of 7 or more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lood Knigh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All minions lose Divine Shield. Gain +3/+3 for each Shield lost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aptain's Parrot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ut a random Pirate from your deck into your han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lockwork Giant</text:p>
          </table:table-cell>
          <table:table-cell office:value-type="string" calcext:value-type="string">
            <text:p>Mech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card in your opponent's han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oomsay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t the start of your turn, destroy ALL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choing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ummon an exact copy of this minion at the end of the tur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Enhance-o Mechano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other minions Windfury, Taunt, or Divine Shield (at random)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aceless Manipulato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Choose a minion and become an exact copy of it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el Reaver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Whenever your opponent plays a card, discard the top 3 cards of your deck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Hobgobl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play a 1-Attack minion, give it +2/+2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Hungry Crab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a Murloc and gain +2/+2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Junk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 friendly Mech dies, gain +2/+2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ini-Mag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Spell Damage +1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olten Gian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damage your hero has taken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ountain Giant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card in your hand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urloc Warleader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ALL other Murlocs have +2/+1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iloted Sky Golem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Summon a random 4-Cost minion.</text:p>
          </table:table-cell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Recombobulato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Transform a friendly minion into a random minion with the same Cost.</text:p>
          </table:table-cell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ea Giant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osts (1) less for each other minion on the battlef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hade of Naxxrama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Stealth. At the start of your turn, gain +1/+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outhsea Captain</text:p>
          </table:table-cell>
          <table:table-cell office:value-type="string" calcext:value-type="string">
            <text:p>Pirate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our other Pirates have +1/+1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bomination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. Deathrattle: Deal 2 damage to ALL character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larm-o-Bot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start of your turn, swap this minion with a random one in your han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cient 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djacent minions Spell Damage +1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cient Watch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't Attack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ngry Chicken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nrage: +5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cane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Battlecry: Give your opponent a Mana Crystal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rcane Nullifier X-91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Can't be targeted by spells or Hero Powers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rgent Command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. Divine Shiel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zure Drake</text:p>
          </table:table-cell>
          <table:table-cell office:value-type="string" calcext:value-type="string">
            <text:p>Drag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Spell Damage +1. Battlecry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loodsair Corsai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move 1 Durability from your opponent's weap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omb Lobber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Deal 4 damage to a random enemy mini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ldlight Oracle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Each player draws 2 caard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ldlight Seer</text:p>
          </table:table-cell>
          <table:table-cell office:value-type="string" calcext:value-type="string">
            <text:p>Murloc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LL other Murlocs +2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razed Alchem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Swap the Attack and Health of a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eathlord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. Deathrattle: Your opponent puts a minion from their deck into the battlefiel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efender of Argus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+1/+1 and Taunt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Demolisher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deal 2 damage to a random enemy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mperor Cobr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troy any minion damaged by this mini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adgetzan Auctioneer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 cast a spell, draw a car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nomish Experiement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raw a card. If it's a minion, transform it into a Chicken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oblin Sapp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as +4 Attack while your opponent has 6 or more cards in hand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lluminat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f you control a Secret at the end of your turn, restore 4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mp 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1 damage to this minion and summon a 1/1 Imp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njured Blademast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tlecry: Deal 4 damage to HIMSELF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Jeeves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each player's turn, that player draws until they have 3 card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ezan Mystic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ake control of a random enemy Secret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Knife Juggl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summon a minion, deal 1 damage to a random enemy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warde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character is healed, gain +2 Attack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l' Exorcist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Battlecry: Gain +1/+1 for each enemy Deathrattle minio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dder Bomber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eal 6 damage randomly split between all other characters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na Addic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2 Attack this turn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na Wraith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LL minions cost (1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ster Sword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give another random friendly minio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ind Control Tech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r opponent has 4 or more minions, take control of one at random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urloc Tidecall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Murloc is summoned, gai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erubian Egg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Summon a 4/4 Nerubian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Pint-Sized Summon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he first minion you play each turn costs (1) les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Questing Adventur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ever you play a card, gain +1/+1.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avenholdt Assassin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ecretkeep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Secret is played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ludge Belch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eathrattle: Summon a 1/2 Slime with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tampeding Kod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stroy a random enemy minion with 2 or less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nfury Protecto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djacent minions 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unwalk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Divine Shield</text:p>
          </table:table-cell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Target Dummy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Twilight Drake</text:p>
          </table:table-cell>
          <table:table-cell office:value-type="string" calcext:value-type="string">
            <text:p>Drag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ain +1 Health for each card in your hand.</text:p>
          </table:table-cell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iolet Teach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cast a spell, summon a 1/1 Violet Apprentic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ailing Sou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ilence your other minion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Wild Pyromanc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fter you cast a spell, deal 1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Young Priestess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end of your turn, give another random friendly minion +1 Health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busive Sergea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colyte of Pain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this minion takes damage, draw a card.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mani Berser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3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cient Brewmast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noy-o-Tron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. Divine Shiel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tique Healbot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Restore 8 Health to your hero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gent Squire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oodsail Raider</text:p>
          </table:table-cell>
          <table:table-cell office:value-type="string" calcext:value-type="string">
            <text:p>Pirat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ain Attack equal to the attack of your weap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urly Rockjaw Trogg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r opponent casts a spell, gain +2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ckwork Gnome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Add a Spare Part card to your han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gmast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ult 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one of your other minions dies,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ncing Swords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Deathrattle: Your opponent draws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 Iron Dwarf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minion +2 Attack this tur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ire Wolf Alph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Adjacent minions have +1 Attack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ead Corsair</text:p>
          </table:table-cell>
          <table:table-cell office:value-type="string" calcext:value-type="string">
            <text:p>Pirat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Taunt. Costs (1) less per Attack of your weapon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arthen Ring Farse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Restore 3 Health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Explosive Sheep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eathrattle: Deal 2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erie Dragon</text:p>
          </table:table-cell>
          <table:table-cell office:value-type="string" calcext:value-type="string">
            <text:p>Drag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en Creep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esheating Ghou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friendly minion dies, gain +1 Attack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lying Machine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rost Elemental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Freeze a character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orce-Tank MAX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ilblin Stalk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Gnomeregan Infantry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arge. 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arvest Golem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2/1 Damaged Golem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aunted Creepe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mmon two 1/1 Spectral Spid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ronbeak Owl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Jungle Panth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eper Gnome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eal 2 damage to the enemy hero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ot Hoard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thrattle: Draw a car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ost Tallstrider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d Bomb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randomly split between all other charact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d Scientis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eathrattle: Put a Secret from your deck into the battlefield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Mechanical Yeti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Give each player a Spare Part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echwarp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Mechs cost (1) less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cro Machine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start of each turn, gain +1 Attack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ogu'shan Warde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un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erub'ar Weblord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l minions with Battlecry cost (2) more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iloted Shredd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Summon a random 2-Cost minion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riestess of Elun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Restore 4 Health to your hero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Puddlestomper</text:p>
          </table:table-cell>
          <table:table-cell office:value-type="string" calcext:value-type="string">
            <text:p>Murloc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aging Worge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Enrage: Windfury and +1 Attack</text:p>
          </table:table-cell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alty Dog</text:p>
          </table:table-cell>
          <table:table-cell office:value-type="string" calcext:value-type="string">
            <text:p>Pirat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carlet Crusader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ieldbear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ip's Cannon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Pirate, deal 2 damage to a random enemy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ver Hand Knight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Summon a 2/2 Squi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vermoon Guardian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ivine Shiel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uthsea Deckhand</text:p>
          </table:table-cell>
          <table:table-cell office:value-type="string" calcext:value-type="string">
            <text:p>Pir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s Charge while you have a weapon equipped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pectral Knigh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n't be targeted by spells of Hero Power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pellbreak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ilence a minion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pider Tank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piteful Smith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rage: Your weapon has +2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oneskin Gargoyl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start of your turn, restore this minion to full Health.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tonesplinter Trogg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r opponent casts a spell, gain +1 Attack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ranglethorn Tig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Stealth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auren Warrio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Enrage: +3 Attack</text:p>
          </table:table-cell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Thrallmar Farse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ndfur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inkertown Technician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If you have a Mech, gain +1/+1 and add a Spare Part to your hand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rtak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minion with Deathrattle, gain +1/+1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stable Ghou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. Deathrattle: Deal 1 damage to all minions.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enture Co. Mercenary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our minions cost (3) more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indfury Harpy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isp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orgen Infiltra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Young Dragonhawk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Youthful Brewma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Return a friendly minion from the battlefield 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Zombie Chow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athrattle: Restore 5 Health to the enemy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idic Swamp Ooz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stroy your opponent's weap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hmage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oodfen Raptor</text:p>
          </table:table-cell>
          <table:table-cell office:value-type="string" calcext:value-type="string">
            <text:p>Beast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uegill Warrio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ooty Bay Bodyguard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oulderfist Ogre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illwind Yeti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re Hound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laran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arkscale Heal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Restore 2 Health to all friendly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agonling Mechanic</text:p>
          </table:table-cell>
          <table:table-cell office:value-type="string" calcext:value-type="string">
            <text:p>(Mech)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Summon a 2/1 Mechanical Dragonling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lven Archer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wolf Grunt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wolf Warlord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Gain +1/+1 for each other friendly minion on the battlef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nomish Invento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oldshire Footman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rimscale Oracle</text:p>
          </table:table-cell>
          <table:table-cell office:value-type="string" calcext:value-type="string">
            <text:p>Murloc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ALL other Murlocs have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urubashi Berserk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this minion takes damage, gain +3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forge Rifleman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fur Grizzly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obold Geomanc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ord of the Arena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gma Rac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rloc Raider</text:p>
          </table:table-cell>
          <table:table-cell office:value-type="string" calcext:value-type="string">
            <text:p>Murloc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rloc Tidehunter</text:p>
          </table:table-cell>
          <table:table-cell office:value-type="string" calcext:value-type="string">
            <text:p>Murloc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Summon a 1/1 Murloc Scou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ightblade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Deal 3 damage to the enemy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vice Engine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Battlecry: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asis Snapjaw</text:p>
          </table:table-cell>
          <table:table-cell office:value-type="string" calcext:value-type="string">
            <text:p>Beas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gre Brute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gre Magi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aid Leader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our other minions have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azorfen Hunter</text:p>
          </table:table-cell>
          <table:table-cell office:value-type="string" calcext:value-type="string">
            <text:p>(Beast)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Summon a 1/1 Boar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ckless Rockete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iver Crocolisk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en'jin Shieldmasta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ttered Sun-Cleric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friendly minio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ilverback Patriarch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netusk Boa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pike Commando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2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wind Champion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Your other minions have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ormwind Knigh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oodoo Docto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Restore 2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r Golem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/>
        </table:table-row>
        <table:table-row table:style-name="ro2" table:number-rows-repeated="1048345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Druid" table:style-name="ta1">
        <table:table-column table:style-name="co9" table:default-cell-style-name="ce2"/>
        <table:table-column table:style-name="co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1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Cenarius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oose One – Give your other minions +2/+2; or Summon two 2/2 Treants with Taunt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orne</text:p>
          </table:table-cell>
          <table:table-cell office:value-type="string" calcext:value-type="string">
            <text:p>Beast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athrattle: Shuffle this minion into your deck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Ancient of Lore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Draw 2 cards; or Restore 5 Health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cient of War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Choose One – +5 Attack; or +5 Health and Taunt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ark Wispers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Choose One – Summon 5 Wisps; or Give a minion +5/+5 and Taunt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orce of Natu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ummon three 2/2 Treants with Charge that die at the end of the tur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Tree of Life</text:p>
          </table:table-cell>
          <table:table-cell office:value-type="string" calcext:value-type="string">
            <text:p>SPELL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estore all characters to full H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hero +4 Attack this turn and 4 Armor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rove Te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Give each player a Mana Crystal; or Each player draws a card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eeper of the Grov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oose One – Deal 2 damage; or Silence a mini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ech-Bear-Cat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enever this minion takes damage, add a Spare Part card to your hand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Nouris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Gain 2 Mana Crystals; or Draw 3 card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ecycl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Shuffle an enemy minion into your opponent's deck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avager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damage equal to your hero's Attack to a minio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tarfal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hoose One – Deal 5 damage to a minion; or 2 damage to all enemy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odized Robo Cub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Taunt. Choose One – +1 Attack; or +1 Health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uid of the Claw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Choose One – Charge; or +2 Health and Taunt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ruid of the Fang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Battlecry: If you have a Beast, transform this minion into a 7/7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ark of Natur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hoose One – Give a minion +4 Attack; or +4 Health and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aliz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minion. Your opponent draws 2 card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ison Seed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ll minions and summon 2/2 Treants to replace them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wer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Give your minions +1/+1; or Summon a 3/2 Panthe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ul of the Fores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minions “Deathrattle: Summon a 2/2 Treant.”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r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oose One – Deal 3 damage to a minion; or 1 damage and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hero +2 Attack this turn and 2 Armor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aling Touc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estore 8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nnervat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ain 2 Mana Crystals this turn only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Ironbark Protector</text:p>
          </table:table-cell>
          <table:table-cell/>
          <table:table-cell table:number-columns-repeated="3" office:value-type="float" office:value="8" calcext:value-type="float">
            <text:p>8</text:p>
          </table:table-cell>
          <table:table-cell office:value-type="string" calcext:value-type="string">
            <text:p>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ark of the Wild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Taunt and +2/+2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onfir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vage Roa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your characters +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rfire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5 damage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wip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 to an enemy and 1 damage to all other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ld Grow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ain an empty Mana Crystal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Hunter" table:style-name="ta1">
        <table:table-column table:style-name="co9" table:default-cell-style-name="ce2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4" table:default-cell-style-name="Default"/>
        <table:table-column table:style-name="co2" table:number-columns-repeated="1016" table:default-cell-style-name="Default"/>
        <table:table-row table:style-name="ro1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style-name="ce3"/>
          <table:table-cell table:style-name="ce4" office:value-type="string" calcext:value-type="string">
            <text:p>Legendary</text:p>
          </table:table-cell>
          <table:table-cell table:style-name="ce4" office:value-type="string" calcext:value-type="string">
            <text:p>Gahz'rilla</text:p>
          </table:table-cell>
          <table:table-cell table:style-name="ce4" office:value-type="string" calcext:value-type="string">
            <text:p>Beast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9" calcext:value-type="float">
            <text:p>9</text:p>
          </table:table-cell>
          <table:table-cell table:style-name="ce4" office:value-type="string" calcext:value-type="string">
            <text:p>Whenever this minion takes damage, double its Attack.</text:p>
          </table:table-cell>
          <table:table-cell table:style-name="ce7" table:number-columns-repeated="1016"/>
        </table:table-row>
        <table:table-row table:style-name="ro1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King Krush</text:p>
          </table:table-cell>
          <table:table-cell office:value-type="string" calcext:value-type="string">
            <text:p>Beast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estial Wrat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Beast +2 Attack and Immune this turn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eign Death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rigger all Deathrattles on your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Gladiator's Longbow</text:p>
          </table:table-cell>
          <table:table-cell office:value-type="string" calcext:value-type="string">
            <text:p>WEAPON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hero is Immune while Attacking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nak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one of your minions is attacked, summon three 1/1 Snake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teamwheedle Sniper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our Hero Power can target minion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all Pe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. If it's a Beast, it costs (4) less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aglehorn Bow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a friendly Secret is revealed, gain +1 Durability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xplosive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 and 2 damage to adjacent one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la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ll minions lose Stealth. Destroy all enemy Secrets. Draw a card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ing of Beasts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unt. Battlecry: Gain +1 Attack for each other Beast you hav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etaltooth Leap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Give your other Mechs +2 Attack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isdirect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 character attacks your hero, instead he attacks another random character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avannah Highmane</text:p>
          </table:table-cell>
          <table:table-cell office:value-type="string" calcext:value-type="string">
            <text:p>Beast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athrattle: Summon two 2/2 Hyenas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bra Sho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3 damage to a minion and the enemy hero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adly Sho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random enemy minion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Explosive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hero is attacked, deal 2 damage to all enemies.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reezing Trap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an enemy minion attacks, return it to its owner's hand and it costs (2) more.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Glaivezooka</text:p>
          </table:table-cell>
          <table:table-cell office:value-type="string" calcext:value-type="string">
            <text:p>WEAPO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random friendly minion +1 Attack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cavenging Hyena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Whenever a friendly Beast dies, gain +2/+1.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nipe</text:p>
          </table:table-cell>
          <table:table-cell office:value-type="string" calcext:value-type="string">
            <text:p>SECRET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Secret: When your opponent plays a minion, deal 4 damage to it.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leash the Hound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or each enemy minion, summon a 1/1 Hound with Charge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ebspinner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Add a random Beast to your hand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nimal Companio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a random Beast Companion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Sho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undmaster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friendly Beasat +2/+2 and Taunt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unter's Mark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nge a minion's Health to 1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ill Command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. If you have a Beast, deal 5 damage instead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ulti-Shot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two random enemy minions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arving Buzzard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 summon a Beast, draw a card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imber Wolf</text:p>
          </table:table-cell>
          <table:table-cell office:value-type="string" calcext:value-type="string">
            <text:p>Beast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Your other Beasts have +1 Attack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ck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ok at the top three cards of your deck. Draw one and discard the others.</text:p>
          </table:table-cell>
          <table:table-cell table:number-columns-repeated="1016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undra Rhino</text:p>
          </table:table-cell>
          <table:table-cell office:value-type="string" calcext:value-type="string">
            <text:p>Beast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Beasts have Charge.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5" office:value-type="string" calcext:value-type="string" table:number-columns-spanned="6" table:number-rows-spanned="1">
            <text:p>Beast Companions</text:p>
          </table:table-cell>
          <table:covered-table-cell table:number-columns-repeated="5"/>
          <table:table-cell table:number-columns-repeated="1017"/>
        </table:table-row>
        <table:table-row table:style-name="ro1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Huffer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harge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Leokk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her friendly minions have +1 Attack.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string" calcext:value-type="string">
            <text:p>Misha</text:p>
          </table:table-cell>
          <table:table-cell office:value-type="string" calcext:value-type="string">
            <text:p>Beast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Taunt</text:p>
          </table:table-cell>
          <table:table-cell table:number-columns-repeated="1016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ge" table:style-name="ta1">
        <table:table-column table:style-name="co9" table:default-cell-style-name="ce2"/>
        <table:table-column table:style-name="co2" table:default-cell-style-name="Default"/>
        <table:table-column table:style-name="co15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6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Archmage Antonida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you cast a spell, add a Fireball spell to your hand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Flame Leviathan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When you draw this, deal 2 damage to all character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Echo of Mediv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each friendly minion into your han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Ice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takes fatal damage, prevent it and become Immune this tur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yroblast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Deal 10 damage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pellbend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n enemy casts a spell on a minion, summon a 1/3 as the new target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Wee Spellstopper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can't be targeted by spells or Hero Power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izzard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2 damage to all enemy minions and Freeze them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unterspell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casts a spell, Counter it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Etheral Arcanist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If you control a Secret at the end of your turn, gain +2/+2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Goblin Blastmag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ttlecry: If you have a Mech, deal 4 damage randomly split among all enemie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Kirin Tor Mage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The next Secret you play this turn costs (0)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oot Spew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Spell Damage +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nstable Port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dd a random minion to your hand. It costs (3) les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aporiz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minion attacks your hero, destroy i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ne of Cold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Freeze a minion and the minions next to it, and then deal 1 damage to them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uplicate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a friendly minion dies, put 2 copies of it into your han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amecann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4 damage to a random enemy mini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ce Barrier</text:p>
          </table:table-cell>
          <table:table-cell office:value-type="string" calcext:value-type="string">
            <text:p>SECRE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hero is attacked, gain 8 Armor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Ice Lanc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character. If it was already Frozen, deal 4 damage instead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Mana Wyrm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cast a spell, gain +1 Attac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Mirror Entity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ecret: When your opponent plays a minion, summon a copy of it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nowchugger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Freeze andy character damaged by this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orcerer's Apprentice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our spells cost (1) les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Explosio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 to all enemy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Intellec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2 card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e Missles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randomly split among enemy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reb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6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lamestrike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al 4 damage to all enemy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 Nova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Freeze all enemy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3 damage to a character and Freeze i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rror Imag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on two 0/2 minions with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lymorp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ransform a minion into a 1/1 Sheep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ter Elemen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eeze any character damaged by this minion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aladin" table:style-name="ta1">
        <table:table-column table:style-name="co9" table:default-cell-style-name="ce2"/>
        <table:table-column table:style-name="co2" table:default-cell-style-name="Default"/>
        <table:table-column table:style-name="co17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18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Bolvar Fordrago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henever a friendly minion dies while this is in your hand, gain +1 Attack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irion Fordring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Divine Shield, Taunt, Deathrattle: Equip a 5/3 Ashbringer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Avenging Wrat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8 damage randomly split among enemy character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oghammer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Give a random friendly minion Divine Shield and Taunt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Lay on Hands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tore 8 Health. Draw 3 card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Quartermaster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your Silver Hand Recruits +2/+2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Sword of Justic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you summon a minion, give it +1/+1 and this loses 1 Durability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ldor Peacekeeper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Change an enemy minion's Attack to 1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essed Champion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ouble a minion's Attack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Cobalt Guardian</text:p>
          </table:table-cell>
          <table:table-cell office:value-type="string" calcext:value-type="string">
            <text:p>Mech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ech, gain Divine Sh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ivine Favor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cards until you have as many in hand as your oppone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Equalit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hange the Health of ALL minions to 1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y Wrath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raw a card and deal damage equal to its cost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uster for Battl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hree 1/1 Silver Hand Recruits. Equip a 1/4 Weapo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carlet Purifi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eal 2 damage to all minions with Deathrattl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gent Protecto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Give a friendly minion Divine Sh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veng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give a random friendly minion +3/+2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essing of Wisdo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 minion. Whenever it attacks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ye for an Ey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hero takes damage, deal that much damage to the enemy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oble Sacrifi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an enemy attacks, summon a 2/1 defender as the new targe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demption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one of your minions dies, return it to life with 1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pentance</text:p>
          </table:table-cell>
          <table:table-cell office:value-type="string" calcext:value-type="string">
            <text:p>SECRE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cret: When your opponent plays a minion, reduce its Health to 1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eal of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4 Health to your hero and gain +2 Attack this turn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hielded Mini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Divine Sh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essing of King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a minion +4/+4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essing of Migh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3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nsecrat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 damage to all enemies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uardian of Kings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Restore 6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ammer of Wrath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and of Protec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Divine Sh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Ligh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store 6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ight's Justi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uesilver Champion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ever your hero attacks, restore 2 Health to it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iest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0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Prophet Vele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Double the damage and healing of your spells and Hero Power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Vol'jin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Swap Health with another minio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abal Shadow Priest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Take control of an enemy minion that has 2 or less Attack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Lightbomb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al damage to each minion equal to its Attack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Mindgame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copy of a random minion from your opponent's deck into the battlefiel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adowbomber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ttlecry: Deal 3 damage to each hero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adowf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Your Hero Power becomes 'Deal 2 damage'. If already in Shadowform: 3 damage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Auchenai Soulpriest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our cards and powers that restore Health now deal damage instead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Holy Fir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. Restore 5 Health to your hero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 of the Naaru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store 3 Health. If the target is still damaged, summon a Lightwarde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ightwell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start of your turn, restore 3 Health to a damaged friendly character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ss Dispe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ilence all enemy minions. Draw a car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adow Madness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8" office:value-type="string" calcext:value-type="string">
            <text:p>Gain control of an enemy minion with 3 or less Attack until end of tur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hadowboxer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character is healed, deal 1 damage to a random enemy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Upgraded Repair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Battlecry: Give a friendy Mech +4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ircle of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4 Health to ALL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 Cultist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Give a random friendly minion +3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ner 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nge a minion's Attack to be equal to its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ightspaw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is minion's Attack is always equal to its H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rinkmeister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a minion -2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ilenc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lence a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emple Enforcer</text:p>
          </table:table-cell>
          <table:table-cell/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Give a minion +3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houghtsteal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Copy 2 cards from your opponent's deck and put them into your han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elen's Chosen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minion +2/+4 and Spell Damage 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ivine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ouble a minion's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Nova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ll enemies. Restore 2 Health to all friendly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oly Smi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2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Blas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5 damage to the enemy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Control</text:p>
          </table:table-cell>
          <table:table-cell office:value-type="string" calcext:value-type="string">
            <text:p>SPELL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Take control of an enemy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ind Vis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ut a copy of a random card in your opponent's hand into your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rthshire Cleric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a minion is healed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wer Word: Shiel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Health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Word: Death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stroy a minion with an Attack of 5 or mor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Word: Pain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 with an Attack of 3 or less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Rogue" table:style-name="ta1">
        <table:table-column table:style-name="co9" table:default-cell-style-name="ce2"/>
        <table:table-column table:style-name="co2" table:default-cell-style-name="Default"/>
        <table:table-column table:style-name="co21" table:default-cell-style-name="Default"/>
        <table:table-column table:style-name="co2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2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Edwin VanCleef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Combo: Gain +2/+2 for each card played earlier this turn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Trade Prince Gallywix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henever your opponent casts a spell, gain a copy of it and give them a Coi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drenaline Rush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raw a card. Combo: Draw 2 cards instea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ogmaster's Wrench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s +2 Attack while you have a Mech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Kidnapper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mbo: Return a minion to its owner's han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atient Assassin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tealth. Destroy any minion damaged by this minio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he next spell you cast this turn costs (3) les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Blade Flur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your weapon and deal its damage to all enemie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adcra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 to the enemy hero. Combo: Return this to your hand next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Iron Sensei</text:p>
          </table:table-cell>
          <table:table-cell office:value-type="string" calcext:value-type="string">
            <text:p>Mech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t the end of your turn, give another friendly Mech +2/+2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aster of Disguise</text:p>
          </table:table-cell>
          <table:table-cell/>
          <table:table-cell table:number-columns-repeated="3" office:value-type="float" office:value="4" calcext:value-type="float">
            <text:p>4</text:p>
          </table:table-cell>
          <table:table-cell office:value-type="string" calcext:value-type="string">
            <text:p>Battlecry: Give a friendly minion Stealth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Ogre Ninja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Stealth. 50% chance to attack the wrong enemy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One-eyed Cheat</text:p>
          </table:table-cell>
          <table:table-cell office:value-type="string" calcext:value-type="string">
            <text:p>Pirat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ever you summon a Pirate, gain St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erdition's Blade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Battlecry: Deal 1 damage. Combo: Deal 2 instea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I:7 Agent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Combo: Deal 2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nub'ar Ambush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Deathrattle: Return a random friendly minion to your hand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Betrayal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orce an enemy minion to deal the damage to the minions next to it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Cold Bloo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2 Attack. Combo: +4 Attack instea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oncea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minions Stealth until your next tur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fias Ringleader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ombo: Summon a 2/1 Defias Bandi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viscer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. Combo: Deal 4 damage instead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Goblin Auto-Barber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Give your weapon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dowstep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turn a friendly minion to your hand. It costs (2) less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Tinker's Sharpsword Oi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ive your weapon +3 Attack. Combo: Give a random friendly minion +3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assin's Blade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ssassinate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n enemy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ckstab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2 damage to an undamaged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eadly Pois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your weapon +2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an of Knive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ll enemy minions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p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eturn an enemy minion to your opponent's han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iv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1 damage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inister Strik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 to the enemy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print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raw 4 card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anish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eturn all minions to their owner's hand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Shaman" table:style-name="ta1">
        <table:table-column table:style-name="co9" table:default-cell-style-name="ce2"/>
        <table:table-column table:style-name="co2" table:default-cell-style-name="Default"/>
        <table:table-column table:style-name="co23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4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Legendary</text:p>
          </table:table-cell>
          <table:table-cell office:value-type="string" calcext:value-type="string">
            <text:p>Al'Akir the Windlord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indfury, Charge, Divine Shield, Taun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Neptulon</text:p>
          </table:table-cell>
          <table:table-cell/>
          <table:table-cell table:number-columns-repeated="3" office:value-type="float" office:value="7" calcext:value-type="float">
            <text:p>7</text:p>
          </table:table-cell>
          <table:table-cell office:value-type="string" calcext:value-type="string">
            <text:p>Battlecry: Add 4 random Murlocs to your hand. Overload: (3)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cestor's Call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Put a random minion from each player's hand into the battlefiel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oomhammer</text:p>
          </table:table-cell>
          <table:table-cell office:value-type="string" calcext:value-type="string">
            <text:p>WEAPO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dfury, Overload: (2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Epic</text:p>
          </table:table-cell>
          <table:table-cell office:value-type="string" calcext:value-type="string">
            <text:p>Earth Elemental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unt, Overload: (3)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Far Sigh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raw a card. That card costs (3) les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iltfin Spiritwalker</text:p>
          </table:table-cell>
          <table:table-cell office:value-type="string" calcext:value-type="string">
            <text:p>Murloc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henever another friendly Murloc dies, draw a card. Overload: (1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ncestral Spiri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“Deathrattle: Resummon this minion.”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Dunemaul Shaman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ndfury, Overload: (1). 50% chance to attack the wrong enemy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eral Spiri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ummon two 2/3 Spirit Wolves with Taunt. Overload: (2)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Lava Burs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5 damage. Overload: (2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Lightning Storm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-3 damage to all enemy minions. Overload: (2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ana Tide Totem</text:p>
          </table:table-cell>
          <table:table-cell office:value-type="string" calcext:value-type="string">
            <text:p>Totem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mac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Give a random friendly Mech +2/+2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itality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4 Health to your hero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rackl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-6 damage. Overload: (1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ust Devil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fury. Overload: (2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Earth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lence a minion then deal 1 damage to i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orked Lightning</text:p>
          </table:table-cell>
          <table:table-cell office:value-type="string" calcext:value-type="string">
            <text:p>SPELL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Deal 2 damage to 2 random enemy minions. Overload: (2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Lightning Bolt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3 damage. Overload: (1)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eincarnat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stroy a minion, then return it to life with full Health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tormforged Ax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verload: (1)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Unbound Elemental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you play a card with Overload, gain +1/+1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hirling Zap-o-matic</text:p>
          </table:table-cell>
          <table:table-cell office:value-type="string" calcext:value-type="string">
            <text:p>Mech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indfury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ncestral Healing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store a minion to full Health and give it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loodlus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Give your minions +3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re Elemental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Deal 3 dama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lametongue Totem</text:p>
          </table:table-cell>
          <table:table-cell office:value-type="string" calcext:value-type="string">
            <text:p>Totem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djacent minions have +2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rost Shock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n enemy character and Freeze i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ransform a minion into a 0/1 Frog with Taun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ockbiter Weap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character +3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otemic Migh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ive your Totems +2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ndfury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minion Windfury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indspeaker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Give a friendly minion Windfury.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table:style-name="ce5" office:value-type="string" calcext:value-type="string" table:number-columns-spanned="6" table:number-rows-spanned="1">
            <text:p>Hero Power Totems</text:p>
          </table:table-cell>
          <table:covered-table-cell table:number-columns-repeated="5"/>
          <table:table-cell/>
        </table:table-row>
        <table:table-row table:style-name="ro3">
          <table:table-cell/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ealing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t the end of your turn, restore 1 Health to all friendly minions.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Searing Totem</text:p>
          </table:table-cell>
          <table:table-cell office:value-type="string" calcext:value-type="string">
            <text:p>Totem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Stoneclaw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nt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Wrath of Air Totem</text:p>
          </table:table-cell>
          <table:table-cell office:value-type="string" calcext:value-type="string">
            <text:p>Totem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ll Damage +1</text:p>
          </table:table-cell>
        </table:table-row>
        <table:table-row table:style-name="ro3" table:number-rows-repeated="1048533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arlock" table:style-name="ta1">
        <table:table-column table:style-name="co9" table:default-cell-style-name="ce2"/>
        <table:table-column table:style-name="co2" table:default-cell-style-name="Default"/>
        <table:table-column table:style-name="co19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5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Lord Jaraxxus</text:p>
          </table:table-cell>
          <table:table-cell office:value-type="string" calcext:value-type="string">
            <text:p>Dem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attlecry: Destroy your hero and replace it with Lord Jaraxxus.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Mal'Ganis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Your other Demons have +2/+2. Your hero is Immune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Anima Golem</text:p>
          </table:table-cell>
          <table:table-cell office:value-type="string" calcext:value-type="string">
            <text:p>Mech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At the end of each turn, destroy this minion if it's your only one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ane of Doom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2 damage to a character. If that kills it, summon a random Demon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Demonheart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al 5 damage to a minion. If it's a friendly Demon, give it +5/+5 instead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Pit Lord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ttlecry: Deal 5 damage to your hero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Twisting Nether</text:p>
          </table:table-cell>
          <table:table-cell office:value-type="string" calcext:value-type="string">
            <text:p>SPELL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estroy all minion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Doom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harge. Battlecry: Discard two random card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el Cannon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t the end of your turn, deal 2 damage to a non-Mech minion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Felguard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unt. Battlecry: Destroy one of your Mana crystal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Imp-losion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2-4 damage to a minion. Summon a 1/1 imp for each damage dealt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Mistress of Pai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this minion takes damage, restore that much Health to your hero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hadowflam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stroy a friendly minion and deal its Attack damage to all enemy minions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iphon Soul</text:p>
          </table:table-cell>
          <table:table-cell office:value-type="string" calcext:value-type="string">
            <text:p>SPELL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Destroy a minion. Restore 3 Health to your hero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Void Terror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Battlecry: Destroy the minions on either side of this minion and gain their Attack and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lood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alth. At the end of your turn, give another random friendly minion +1 Health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arkbomb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3 damage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fir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's a friendly Demon, give it +2/+2 instead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lame Imp</text:p>
          </table:table-cell>
          <table:table-cell office:value-type="string" calcext:value-type="string">
            <text:p>Demo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ttlecry: Deal 3 damage to your hero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Floating Watcher</text:p>
          </table:table-cell>
          <table:table-cell office:value-type="string" calcext:value-type="string">
            <text:p>Demo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Whenever your hero takes damage on your turn, gain +2/+2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ower Overwhelming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+4/+4 until end of turn. Then, it dies. Horribly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ense Demons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Put 2 random Demons from your deck into your hand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Summoning Portal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our minions cost (2) less, but not less than (1)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Voidcaller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athrattle: Put a random Demon from your hand into the battlefiel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orruption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oose an enemy minion. At the start of your turn, destroy it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ain Lif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2 damage. Restore 2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read Infernal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Battlecry: Deal 1 damage to ALL other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llfir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3 damage to ALL character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ortal Coil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. If that kills it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acrificial Pact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stroy a Demon. Restore 5 Health to your hero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adow Bolt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4 damage to a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ulfir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4 damage. Discard a random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uccubus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attlecry: Discard a random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Voidwalker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unt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Warrior" table:style-name="ta1">
        <table:table-column table:style-name="co9" table:default-cell-style-name="ce2"/>
        <table:table-column table:style-name="co2" table:default-cell-style-name="Default"/>
        <table:table-column table:style-name="co26" table:default-cell-style-name="Default"/>
        <table:table-column table:style-name="co13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27" table:default-cell-style-name="Default"/>
        <table:table-row table:style-name="ro3">
          <table:table-cell table:style-name="ce1" office:value-type="string" calcext:value-type="string">
            <text:p>Owned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Grommash Hellscream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harge, Enrage: +6 attack</text:p>
          </table:table-cell>
        </table:table-row>
        <table:table-row table:style-name="ro3">
          <table:table-cell/>
          <table:table-cell office:value-type="string" calcext:value-type="string">
            <text:p>Legendary</text:p>
          </table:table-cell>
          <table:table-cell office:value-type="string" calcext:value-type="string">
            <text:p>Iron Juggernau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Shuffle a Mine into your opponent's deck. When Drawn, it explodes for 10 damage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ouncing Blad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Deal 1 damage to a random minion. Repeat until a minion die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Brawl</text:p>
          </table:table-cell>
          <table:table-cell office:value-type="string" calcext:value-type="string">
            <text:p>SPELL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Destroy all minions except one. (chosen randomly)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Crush</text:p>
          </table:table-cell>
          <table:table-cell office:value-type="string" calcext:value-type="string">
            <text:p>SPELL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Destroy a minion. If you have a damaged minion, this costs (4) less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Gorehowl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tacking a minion costs 1 Attack instead of 1 Durability.</text:p>
          </table:table-cell>
        </table:table-row>
        <table:table-row table:style-name="ro3">
          <table:table-cell/>
          <table:table-cell office:value-type="string" calcext:value-type="string">
            <text:p>Epic</text:p>
          </table:table-cell>
          <table:table-cell office:value-type="string" calcext:value-type="string">
            <text:p>Shield Slam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 minion for each Armor you have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Armorsmith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friendly minion takes damage, gain 1 Armor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Commanding Shout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Your minions can't be reduced below 1 Health this turn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rothing Berserk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henever a minion takes damage, gain +1 Attack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Mortal Strike</text:p>
          </table:table-cell>
          <table:table-cell office:value-type="string" calcext:value-type="string">
            <text:p>SPELL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Deal 4 damage. If you have 12 or less Health, deal 6 instead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crewjank Clunker</text:p>
          </table:table-cell>
          <table:table-cell office:value-type="string" calcext:value-type="string">
            <text:p>Mech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attlecry: Give a friendly Mech +2/+2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hieldmaiden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Battlecry: Gain 5 Armor.</text:p>
          </table:table-cell>
        </table:table-row>
        <table:table-row table:style-name="ro3"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Siege Engine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string" calcext:value-type="string">
            <text:p>Whenever you gain Armor, give this minion +1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Upgrade!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f you have a weapon, give it +1/+1. Otherwise equip a 1/3 weapon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rathi Weaponsmith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Battlecry: Equip a 2/2 weapon.</text:p>
          </table:table-cell>
        </table:table-row>
        <table:table-row table:style-name="ro3">
          <table:table-cell/>
          <table:table-cell office:value-type="string" calcext:value-type="string">
            <text:p>Common</text:p>
          </table:table-cell>
          <table:table-cell office:value-type="string" calcext:value-type="string">
            <text:p>Battle R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raw a card for each damaged friendly character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ruel Taskmaster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Battlecry: Deal 1 damage to a minion and give it +2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ath's Bite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athrattle: Deal 1 damage to all minions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Inner Rage</text:p>
          </table:table-cell>
          <table:table-cell office:value-type="string" calcext:value-type="string">
            <text:p>SPE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eal 1 damage to a minion and give it +2 Attack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Ogre Warmaul</text:p>
          </table:table-cell>
          <table:table-cell office:value-type="string" calcext:value-type="string">
            <text:p>WEAPO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50% chance to attack the wrong enemy.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ampag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a damaged minion +3/+3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lam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a minion. If it survives,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Warbot</text:p>
          </table:table-cell>
          <table:table-cell office:value-type="string" calcext:value-type="string">
            <text:p>Mech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nrage: +1 Attack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canite Reaper</text:p>
          </table:table-cell>
          <table:table-cell office:value-type="string" calcext:value-type="string">
            <text:p>WEAPON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ive a friendly minion +2 Attack and Char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Cleav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eal 2 damage to two random enemy minions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stroy a damaged enemy minio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Fiery War Axe</text:p>
          </table:table-cell>
          <table:table-cell office:value-type="string" calcext:value-type="string">
            <text:p>WEAPO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Heroic Strike</text:p>
          </table:table-cell>
          <table:table-cell office:value-type="string" calcext:value-type="string">
            <text:p>SPELL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ive your hero +4 Attack this turn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Kor'kron Elite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arge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ield Block</text:p>
          </table:table-cell>
          <table:table-cell office:value-type="string" calcext:value-type="string">
            <text:p>SPELL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Gain 5 Armor. Draw a card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arsong Commander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ever you summon a minion with 3 or less Attack, give it Charge.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hirlwind</text:p>
          </table:table-cell>
          <table:table-cell office:value-type="string" calcext:value-type="string">
            <text:p>SPE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al 1 damage to ALL enemies.</text:p>
          </table:table-cell>
        </table:table-row>
        <table:table-row table:style-name="ro3" table:number-rows-repeated="1048540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Other" table:style-name="ta1">
        <table:table-column table:style-name="co28" table:default-cell-style-name="Default"/>
        <table:table-column table:style-name="co29" table:default-cell-style-name="Default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0" table:default-cell-style-name="Default"/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Banana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/+1.</text:p>
          </table:table-cell>
        </table:table-row>
        <table:table-row table:style-name="ro2">
          <table:table-cell office:value-type="string" calcext:value-type="string">
            <text:p>Boom Bot</text:p>
          </table:table-cell>
          <table:table-cell office:value-type="string" calcext:value-type="string">
            <text:p>Mech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Deathrattle: Deal 1-4 damage to a random enemy.</text:p>
          </table:table-cell>
        </table:table-row>
        <table:table-row table:style-name="ro2">
          <table:table-cell office:value-type="string" calcext:value-type="string">
            <text:p>Thaddius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V-07-TR-ON</text:p>
          </table:table-cell>
          <table:table-cell office:value-type="string" calcext:value-type="string">
            <text:p>Mech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arge. Mega-Windfury (Can attack four times a turn.)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Awesome Inventions</text:p>
          </table:table-cell>
          <table:covered-table-cell table:number-columns-repeated="4" table:style-name="ce1"/>
          <table:table-cell table:style-name="ce1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Emboldener 3000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t the end of your turn, give a random minion +1/+1.</text:p>
          </table:table-cell>
        </table:table-row>
        <table:table-row table:style-name="ro2">
          <table:table-cell office:value-type="string" calcext:value-type="string">
            <text:p>Homing Chicken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 the start of your turn, destroy this minion and draw 3 cards.</text:p>
          </table:table-cell>
        </table:table-row>
        <table:table-row table:style-name="ro2">
          <table:table-cell office:value-type="string" calcext:value-type="string">
            <text:p>Repair Bot</text:p>
          </table:table-cell>
          <table:table-cell office:value-type="string" calcext:value-type="string">
            <text:p>Mec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t the end of your turn, restore 6 Health to a damaged character.</text:p>
          </table:table-cell>
        </table:table-row>
        <table:table-row table:style-name="ro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9" office:value-type="string" calcext:value-type="string" table:number-columns-spanned="5" table:number-rows-spanned="1">
            <text:p>Spare Parts</text:p>
          </table:table-cell>
          <table:covered-table-cell table:number-columns-repeated="4" table:style-name="ce1"/>
          <table:table-cell table:style-name="ce1"/>
        </table:table-row>
        <table:table-row table:style-name="ro2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ce</text:p>
          </table:table-cell>
          <table:table-cell table:style-name="ce1" office:value-type="string" calcext:value-type="string">
            <text:p>Mana</text:p>
          </table:table-cell>
          <table:table-cell table:style-name="ce1" office:value-type="string" calcext:value-type="string">
            <text:p>Attack</text:p>
          </table:table-cell>
          <table:table-cell table:style-name="ce1" office:value-type="string" calcext:value-type="string">
            <text:p>Health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2">
          <table:table-cell office:value-type="string" calcext:value-type="string">
            <text:p>Armor Plating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Health.</text:p>
          </table:table-cell>
        </table:table-row>
        <table:table-row table:style-name="ro2">
          <table:table-cell office:value-type="string" calcext:value-type="string">
            <text:p>Emergency Coola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eze a minion.</text:p>
          </table:table-cell>
        </table:table-row>
        <table:table-row table:style-name="ro2">
          <table:table-cell office:value-type="string" calcext:value-type="string">
            <text:p>Finicky Cloakfiel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friendly minion Stealth until your next turn.</text:p>
          </table:table-cell>
        </table:table-row>
        <table:table-row table:style-name="ro2">
          <table:table-cell office:value-type="string" calcext:value-type="string">
            <text:p>Reversing Switc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wap a minion's Attack and Health.</text:p>
          </table:table-cell>
        </table:table-row>
        <table:table-row table:style-name="ro2">
          <table:table-cell office:value-type="string" calcext:value-type="string">
            <text:p>Rusty Horn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Taunt.</text:p>
          </table:table-cell>
        </table:table-row>
        <table:table-row table:style-name="ro2">
          <table:table-cell office:value-type="string" calcext:value-type="string">
            <text:p>Time Rewinder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turn a friendly minion to your hand.</text:p>
          </table:table-cell>
        </table:table-row>
        <table:table-row table:style-name="ro2">
          <table:table-cell office:value-type="string" calcext:value-type="string">
            <text:p>Whirling Blade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ve a minion +1 Attack.</text:p>
          </table:table-cell>
        </table:table-row>
        <table:table-row table:style-name="ro2" table:number-rows-repeated="3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3">
          <table:table-cell table:number-columns-repeated="6"/>
        </table:table-row>
        <table:table-row table:style-name="ro2" table:number-rows-repeated="9">
          <table:table-cell table:number-columns-repeated="2"/>
          <table:table-cell table:style-name="Default" table:number-columns-repeated="3"/>
          <table:table-cell/>
        </table:table-row>
        <table:table-row table:style-name="ro2" table:number-rows-repeated="1048539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1">00/00/0000</text:date>, <text:time style:data-style-name="N2" text:time-value="07:25:51.9607332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7T14:09:51</meta:creation-date>
    <dc:date>2015-01-01T07:52:46.788471000</dc:date>
    <meta:editing-duration>P4DT19H58M14S</meta:editing-duration>
    <meta:editing-cycles>6</meta:editing-cycles>
    <meta:generator>LibreOffice/4.2.6.3$Linux_x86 LibreOffice_project/420m0$Build-3</meta:generator>
    <meta:document-statistic meta:table-count="11" meta:cell-count="3695" meta:object-count="0"/>
  </office:meta>
</office:document-meta>
</file>